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3ee0b" officeooo:paragraph-rsid="0013ee0b" style:font-weight-asian="bold" style:font-weight-complex="bold"/>
    </style:style>
    <style:style style:name="P2" style:family="paragraph" style:parent-style-name="Standard">
      <style:text-properties fo:font-weight="bold" officeooo:rsid="0014dbb6" officeooo:paragraph-rsid="0014dbb6" style:font-weight-asian="bold" style:font-weight-complex="bold"/>
    </style:style>
    <style:style style:name="P3" style:family="paragraph" style:parent-style-name="Standard">
      <style:text-properties fo:font-weight="bold" officeooo:rsid="0013ee0b" officeooo:paragraph-rsid="0013ee0b" fo:background-color="#ffff00" style:font-weight-asian="bold" style:font-weight-complex="bold"/>
    </style:style>
    <style:style style:name="P4" style:family="paragraph" style:parent-style-name="Standard">
      <style:text-properties fo:font-weight="bold" officeooo:rsid="00153add" officeooo:paragraph-rsid="00153add" fo:background-color="#ffff00" style:font-weight-asian="bold" style:font-weight-complex="bold"/>
    </style:style>
    <style:style style:name="P5" style:family="paragraph" style:parent-style-name="Standard">
      <style:text-properties fo:font-weight="bold" officeooo:rsid="00181b43" officeooo:paragraph-rsid="00181b43" fo:background-color="#ffff00" style:font-weight-asian="bold" style:font-weight-complex="bold"/>
    </style:style>
    <style:style style:name="P6" style:family="paragraph" style:parent-style-name="Standard">
      <style:text-properties fo:font-weight="normal" officeooo:rsid="0013ee0b" officeooo:paragraph-rsid="0013ee0b" style:font-weight-asian="normal" style:font-weight-complex="normal"/>
    </style:style>
    <style:style style:name="P7" style:family="paragraph" style:parent-style-name="Standard">
      <style:text-properties fo:font-weight="normal" officeooo:rsid="00153add" officeooo:paragraph-rsid="00153add" style:font-weight-asian="normal" style:font-weight-complex="normal"/>
    </style:style>
    <style:style style:name="P8" style:family="paragraph" style:parent-style-name="Standard">
      <style:text-properties fo:font-weight="normal" officeooo:rsid="0016d408" officeooo:paragraph-rsid="0016d408" style:font-weight-asian="normal" style:font-weight-complex="normal"/>
    </style:style>
    <style:style style:name="P9" style:family="paragraph" style:parent-style-name="Standard">
      <style:text-properties fo:font-weight="normal" officeooo:rsid="00174996" officeooo:paragraph-rsid="00174996" style:font-weight-asian="normal" style:font-weight-complex="normal"/>
    </style:style>
    <style:style style:name="P10" style:family="paragraph" style:parent-style-name="Standard">
      <style:text-properties fo:font-weight="normal" officeooo:rsid="001a18b7" officeooo:paragraph-rsid="001a18b7" style:font-weight-asian="normal" style:font-weight-complex="normal"/>
    </style:style>
    <style:style style:name="P11" style:family="paragraph" style:parent-style-name="Standard">
      <style:text-properties fo:font-weight="normal" officeooo:rsid="001a8a67" officeooo:paragraph-rsid="001a8a67" style:font-weight-asian="normal" style:font-weight-complex="normal"/>
    </style:style>
    <style:style style:name="P12" style:family="paragraph" style:parent-style-name="Standard">
      <style:text-properties fo:font-weight="normal" officeooo:rsid="001b1fea" officeooo:paragraph-rsid="001b1fea" style:font-weight-asian="normal" style:font-weight-complex="normal"/>
    </style:style>
    <style:style style:name="P13" style:family="paragraph" style:parent-style-name="Standard">
      <style:text-properties fo:font-size="10pt" fo:font-weight="normal" officeooo:rsid="001a8a67" officeooo:paragraph-rsid="001a8a67" style:font-size-asian="10pt" style:font-weight-asian="normal" style:font-size-complex="10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a8a67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1a8a67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nstallation and setup:</text:p>
      <text:p text:style-name="P1"><text:span text:style-name="T1"/></text:p>
      <text:p text:style-name="P2">Server side:</text:p>
      <text:p text:style-name="P1"><text:span text:style-name="T1">AWS Amazon Linux 2 → Don’t install the last version (2023) install the previous one, the rest leave by default.</text:span></text:p>
      <text:p text:style-name="P1"><text:span text:style-name="T1">Open port 8080</text:span></text:p>
      <text:p text:style-name="P1"><text:span text:style-name="T1"/></text:p>
      <text:p text:style-name="P6">sudo wget -O /etc/yum.repos.d/jenkins.repo <text:a xlink:type="simple" xlink:href="https://pkg.jenkins.io/redhat-stable/jenkins.repo" text:style-name="Internet_20_link" text:visited-style-name="Visited_20_Internet_20_Link">https://pkg.jenkins.io/redhat-stable/jenkins.repo</text:a></text:p>
      <text:p text:style-name="P6">sudo rpm --import <text:a xlink:type="simple" xlink:href="https://pkg.jenkins.io/redhat-stable/jenkins.io-2023.key" text:style-name="Internet_20_link" text:visited-style-name="Visited_20_Internet_20_Link">https://pkg.jenkins.io/redhat-stable/jenkins.io-2023.key</text:a></text:p>
      <text:p text:style-name="P6"/>
      <text:p text:style-name="P6">amazon-linux-extras install epel</text:p>
      <text:p text:style-name="P6">amazon-linux-extras install java-openjdk11</text:p>
      <text:p text:style-name="P6"/>
      <text:p text:style-name="P6">yum install -y jenkins</text:p>
      <text:p text:style-name="P6"/>
      <text:p text:style-name="P6">systemctl enable jenkins</text:p>
      <text:p text:style-name="P6">systemctl start jenkins</text:p>
      <text:p text:style-name="P6"/>
      <text:p text:style-name="P6">yum install -y git</text:p>
      <text:p text:style-name="P6"/>
      <text:p text:style-name="P4">GUI side:</text:p>
      <text:p text:style-name="P7">We won’t install the recommended plugins in Jenkins, skip and go inside.</text:p>
      <text:p text:style-name="P7"/>
      <text:p text:style-name="P7">Install github → Manage Jenkins – Manage Plugins – Available Plugins – search for Github and install without restarting (is not necessary for Github)</text:p>
      <text:p text:style-name="P7"/>
      <text:p text:style-name="P7">When is done go to top page.</text:p>
      <text:p text:style-name="P7"/>
      <text:p text:style-name="P8">Set up Git: <text:s/>Manage Jenkins – Global Tool configuration – Git installation – name it Git – Path to git executable: leave git (if is not working go to the sever and get the full path, whereis git)</text:p>
      <text:p text:style-name="P9">Apply and save</text:p>
      <text:p text:style-name="P9"/>
      <text:p text:style-name="P5">Create job to pull code from github:</text:p>
      <text:p text:style-name="P10">Create new job – Name: PullCodeFromGithub – freestyle – Description: Pull Code From GitHub – Source Code Management: Git – get the url of your code, jsc0/hello-world , paste it into repository url – credentials not needed because is a public repo – <text:span text:style-name="T2">apply and save.</text:span></text:p>
      <text:p text:style-name="P10"/>
      <text:p text:style-name="P11">Build now.</text:p>
      <text:p text:style-name="P11"/>
      <text:p text:style-name="P11">This is gonna clone the code, if successful you will see: <text:s/></text:p>
      <text:p text:style-name="P11"/>
      <text:p text:style-name="P13">Building in workspace /var/lib/jenkins/workspace/PullCodeFromGithub</text:p>
      <text:p text:style-name="P13">[…]</text:p>
      <text:p text:style-name="P11"><text:span text:style-name="T3">Cloning repository </text:span><text:a xlink:type="simple" xlink:href="https://github.com/jsc0/hello-world.git" text:style-name="Internet_20_link" text:visited-style-name="Visited_20_Internet_20_Link"><text:span text:style-name="T3">https://github.com/jsc0/hello-world.git</text:span></text:a></text:p>
      <text:p text:style-name="P13">[…]</text:p>
      <text:p text:style-name="P13">Finished: SUCCESS</text:p>
      <text:p text:style-name="P7"/>
      <text:p text:style-name="P12">Check where the code is in jenkins-server: Go to <text:span text:style-name="T4">/var/lib/jenkins/workspace/PullCodeFromGithub</text:span></text:p>
      <text:p text:style-name="P12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dfgsdfg sdfgsdfgsd</meta:initial-creator>
    <meta:creation-date>2023-05-10T16:25:54.416700867</meta:creation-date>
    <dc:date>2023-05-10T18:34:05.866676787</dc:date>
    <dc:creator>sdfgsdfg sdfgsdfgsd</dc:creator>
    <meta:editing-duration>PT2H8M8S</meta:editing-duration>
    <meta:editing-cycles>11</meta:editing-cycles>
    <meta:generator>LibreOffice/7.5.1.2$MacOSX_X86_64 LibreOffice_project/fcbaee479e84c6cd81291587d2ee68cba099e129</meta:generator>
    <meta:document-statistic meta:table-count="0" meta:image-count="0" meta:object-count="0" meta:page-count="2" meta:paragraph-count="28" meta:word-count="217" meta:character-count="1565" meta:non-whitespace-character-count="1360"/>
  </office:meta>
</office:document-meta>
</file>